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3.9681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fo:border="0.74pt solid #333333"/>
      <style:text-properties fo:color="#ffffff" fo:font-size="18pt" style:font-size-asian="18pt" style:font-size-complex="18pt"/>
    </style:style>
    <style:style style:name="ce2" style:family="table-cell" style:parent-style-name="Default">
      <style:table-cell-properties fo:background-color="#000000" fo:border="0.74pt solid #333333"/>
      <style:text-properties fo:color="#ffffff" fo:font-size="14pt" style:font-size-asian="14pt" style:font-size-complex="14pt"/>
    </style:style>
    <style:style style:name="ce4" style:family="table-cell" style:parent-style-name="Default">
      <style:table-cell-properties fo:background-color="#3465a4" fo:border="0.74pt solid #333333"/>
      <style:text-properties fo:color="#ffffff" fo:font-size="18pt" style:font-size-asian="18pt" style:font-size-complex="18pt"/>
    </style:style>
    <style:style style:name="ce5" style:family="table-cell" style:parent-style-name="Default">
      <style:table-cell-properties fo:background-color="#000000" fo:border="0.74pt solid #333333"/>
      <style:text-properties fo:color="#ffffff" fo:font-size="14pt" style:font-size-asian="14pt" style:font-size-complex="14pt"/>
    </style:style>
    <style:style style:name="ce6" style:family="table-cell" style:parent-style-name="Default">
      <style:table-cell-properties fo:background-color="#000000" fo:border="0.74pt solid #333333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>
      <style:table-cell-properties fo:background-color="#000000" fo:border="0.74pt solid #333333"/>
      <style:text-properties fo:color="#ffffff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Vintage Story Animations</text:p>
          </table:table-cell>
          <table:table-cell table:style-name="ce1"/>
          <table:table-cell table:style-name="ce4" office:value-type="string" calcext:value-type="string">
            <text:p>Kobold Modded?</text:p>
          </table:table-cell>
          <table:table-cell table:style-name="ce1"/>
          <table:table-cell table:style-name="ce1" office:value-type="string" calcext:value-type="string">
            <text:p>Distribution</text:p>
          </table:table-cell>
          <table:table-cell table:style-name="ce1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Changed Anims</text:p>
          </table:table-cell>
          <table:table-cell table:formula="of:=COUNTIF([.C1:.C240]; &quot;Yes&quot;)" office:value-type="float" office:value="47" calcext:value-type="float">
            <text:p>47</text:p>
          </table:table-cell>
          <table:table-cell office:value-type="float" office:value="231" calcext:value-type="float">
            <text:p>231</text:p>
          </table:table-cell>
          <table:table-cell table:style-name="ce7" table:formula="of:=[.F2]/[.G2]" office:value-type="percentage" office:value="0.203463203463203" calcext:value-type="percentage">
            <text:p>20.35%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lk-fp</text:p>
          </table:table-cell>
          <table:table-cell office:value-type="string" calcext:value-type="string">
            <text:p>Check</text:p>
          </table:table-cell>
          <table:table-cell/>
          <table:table-cell table:style-name="ce6" office:value-type="string" calcext:value-type="string">
            <text:p>Unchanged Anims</text:p>
          </table:table-cell>
          <table:table-cell table:formula="of:=SUM(COUNTIF([.C2:.C241]; &quot;No&quot;); COUNTIF([.C2:.C241]; &quot;Check&quot;))" office:value-type="float" office:value="184" calcext:value-type="float">
            <text:p>184</text:p>
          </table:table-cell>
          <table:table-cell office:value-type="float" office:value="231" calcext:value-type="float">
            <text:p>231</text:p>
          </table:table-cell>
          <table:table-cell table:style-name="ce7" table:formula="of:=[.F3]/[.G3]" office:value-type="percentage" office:value="0.796536796536797" calcext:value-type="percentage">
            <text:p>79.65%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Total</text:p>
          </table:table-cell>
          <table:table-cell table:formula="of:=[.F2]+[.F3]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style-name="ce7" table:formula="of:=[.F4]/[.G4]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rint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lide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ivefl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tivefly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nd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avyImpact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neakWal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neakWalk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neakId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neakIdle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wim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wimId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dle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dle1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elditemready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elditemready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elditemreadyslan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elditemreadyslan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elditemreadybucke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elditemreadybucke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dle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dle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at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owl Ea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wordHi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leaverHi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leaverHi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owHi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owAim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owAimCrud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owAimLong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owAimRecurv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hrowAim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itDown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itId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itBoat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itIdle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mithing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mithing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mithingWide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mithingWide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ickaxe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ickaxe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HammerHit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mmerHit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reakHand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reakHand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reakTool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reakTool-f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laceBlock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nteractStatic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nteractStatic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nteractStaticLong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nteractStaticLong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LadderU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adderId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LadderDown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itFloorId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itDownFloo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WalkRigh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WalkLef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WalkBack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owHealt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xeCho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xeChop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xeHi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xeHi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nockbackHi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KnockbackMidai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KnockbackLan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wordHit2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urtPos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Holding large anima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olding large animal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olding with both hand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olding with both hands-f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ited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Holding with both hands (large object)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olding with both hands (large object)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hovelDig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hovelDig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pearHi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SpearHit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cyth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Scythe-I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Scyth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cytheIdl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Scythe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cythe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Shear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hears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Kna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Knap-IF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Knap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Knap Sitting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NewJum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olding lantern left han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olding lantern left hand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olding lantern right han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Holding lantern right hand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anning 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anning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woHandPlaceBlock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woHandPlaceBlock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Cheer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Wav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Shrug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Shrug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ry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od 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Nod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Water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Hoe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Hoe-I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acepalm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acepalm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Bow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Laugh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Rag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Respaw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alx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Falx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SlingAimBalearic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lingAimBalearic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lingThrowBalearic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lingAimGreek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lingAimGreek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Wounded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HammerAndChisel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HammerAndChisel-I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ColdId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ColdIdle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ColdIdleHel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ColdIdleHeld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Pour-f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ited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PetLarg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etSmal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etSerap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ProtectEye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rotectEyes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CudeOar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CurudeOarIdl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CrudeOarStanding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CrudeOarStanding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CrudeOarHi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CrudeOarHi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CrudeOar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CrudeOar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CrudeOarForward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CrudeOarForward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CrudeOarBackward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CrudeOarBackward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HeadScratc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HeadScratch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Cough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Stretch 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Stretch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Yawn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LookAround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xe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xe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RaiseShield-lef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RaiseShield-lef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RaiseShield-righ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RaiseShield-righ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pear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pear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Spear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SpearIdl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KnifeCu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KnifeCu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ShovelRead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ShovelReady-f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Shovel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ShovelIdl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KnifeStab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KnifeStab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StartFir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StartFir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ShieldBlock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ShieldBlock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hiselHi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ChiselHit-f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Chisel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Chisel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queezehoneycomb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Squeezehoneycomb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Insertgear-fp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insertgear</text:p>
          </table:table-cell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Bugne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Bugnet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RideElk-Id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RideElk-Walk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RideElk-Jum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RideElk-Ru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RideElk-Idle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ideElk-Walk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RideElk-Jump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RideElk-Run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FluteCal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FluteCall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luteRead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FluteReady-f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RideElk-HoldWeapo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Good" calcext:value="contains-text(&quot;Yes&quot;)" calcext:base-cell-address="Sheet1.C1"/>
            <calcext:condition calcext:apply-style-name="Bad" calcext:value="contains-text(&quot;No&quot;)" calcext:base-cell-address="Sheet1.C1"/>
            <calcext:condition calcext:apply-style-name="Neutral" calcext:value="contains-text(&quot;Check&quot;)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06:20:45.170662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1T17:40:30.332449517</meta:creation-date>
    <dc:title>Xeirla's Template</dc:title>
    <meta:editing-duration>PT20H47M45S</meta:editing-duration>
    <meta:editing-cycles>52</meta:editing-cycles>
    <meta:generator>LibreOffice/25.2.4.3$Linux_X86_64 LibreOffice_project/520$Build-3</meta:generator>
    <dc:date>2025-06-07T07:31:43.575262892</dc:date>
    <meta:document-statistic meta:table-count="1" meta:cell-count="710" meta:object-count="0"/>
    <meta:template xlink:type="simple" xlink:actuate="onRequest" xlink:title="Xeirla's Template" xlink:href="../../Templates/Xeirla's%20Template.ots" meta:date="2025-06-01T17:40:29.737570527"/>
  </office:meta>
</office:document-meta>
</file>